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>
      <style:paragraph-properties fo:margin-top="0in" fo:margin-bottom="0.1965in" style:contextual-spacing="false"/>
      <style:text-properties officeooo:paragraph-rsid="0017e780"/>
    </style:style>
    <style:style style:name="P3" style:family="paragraph" style:parent-style-name="Preformatted_20_Text">
      <style:paragraph-properties fo:margin-top="0in" fo:margin-bottom="0.1965in" style:contextual-spacing="false" fo:text-align="center" style:justify-single-word="false"/>
      <style:text-properties officeooo:paragraph-rsid="0017e780"/>
    </style:style>
    <style:style style:name="P4" style:family="paragraph" style:parent-style-name="Preformatted_20_Text">
      <style:paragraph-properties fo:margin-top="0in" fo:margin-bottom="0.1965in" style:contextual-spacing="false" fo:text-align="center" style:justify-single-word="false"/>
      <style:text-properties officeooo:paragraph-rsid="001aae02"/>
    </style:style>
    <style:style style:name="P5" style:family="paragraph" style:parent-style-name="Preformatted_20_Text">
      <style:paragraph-properties fo:margin-top="0in" fo:margin-bottom="0.1965in" style:contextual-spacing="false" fo:text-align="center" style:justify-single-word="false"/>
      <style:text-properties officeooo:paragraph-rsid="001b2cf3"/>
    </style:style>
    <style:style style:name="P6" style:family="paragraph" style:parent-style-name="Preformatted_20_Text">
      <style:paragraph-properties fo:margin-top="0in" fo:margin-bottom="0.1965in" style:contextual-spacing="false"/>
      <style:text-properties officeooo:paragraph-rsid="0018096e"/>
    </style:style>
    <style:style style:name="P7" style:family="paragraph" style:parent-style-name="Preformatted_20_Text">
      <style:paragraph-properties fo:margin-top="0in" fo:margin-bottom="0.1965in" style:contextual-spacing="false"/>
      <style:text-properties officeooo:paragraph-rsid="001d007d"/>
    </style:style>
    <style:style style:name="P8" style:family="paragraph" style:parent-style-name="Preformatted_20_Text">
      <style:paragraph-properties fo:margin-top="0in" fo:margin-bottom="0.1965in" style:contextual-spacing="false"/>
      <style:text-properties officeooo:paragraph-rsid="001da8ea"/>
    </style:style>
    <style:style style:name="P9" style:family="paragraph" style:parent-style-name="Preformatted_20_Text">
      <style:paragraph-properties fo:margin-top="0in" fo:margin-bottom="0.1965in" style:contextual-spacing="false"/>
      <style:text-properties officeooo:paragraph-rsid="002020ed"/>
    </style:style>
    <style:style style:name="P10" style:family="paragraph" style:parent-style-name="Preformatted_20_Text">
      <style:paragraph-properties fo:margin-top="0in" fo:margin-bottom="0.1965in" style:contextual-spacing="false"/>
      <style:text-properties officeooo:paragraph-rsid="0021c8c1"/>
    </style:style>
    <style:style style:name="P11" style:family="paragraph" style:parent-style-name="Preformatted_20_Text">
      <style:paragraph-properties fo:margin-top="0in" fo:margin-bottom="0.1965in" style:contextual-spacing="false"/>
      <style:text-properties officeooo:paragraph-rsid="002433a5"/>
    </style:style>
    <style:style style:name="P12" style:family="paragraph" style:parent-style-name="Preformatted_20_Text">
      <style:paragraph-properties fo:margin-top="0in" fo:margin-bottom="0.1965in" style:contextual-spacing="false"/>
      <style:text-properties officeooo:paragraph-rsid="0018096e"/>
    </style:style>
    <style:style style:name="T1" style:family="text">
      <style:text-properties officeooo:rsid="0017e780"/>
    </style:style>
    <style:style style:name="T2" style:family="text">
      <style:text-properties officeooo:rsid="0018096e"/>
    </style:style>
    <style:style style:name="T3" style:family="text">
      <style:text-properties officeooo:rsid="0019d416"/>
    </style:style>
    <style:style style:name="T4" style:family="text">
      <style:text-properties officeooo:rsid="001aae02"/>
    </style:style>
    <style:style style:name="T5" style:family="text">
      <style:text-properties officeooo:rsid="001b2cf3"/>
    </style:style>
    <style:style style:name="T6" style:family="text">
      <style:text-properties officeooo:rsid="001d007d"/>
    </style:style>
    <style:style style:name="T7" style:family="text">
      <style:text-properties officeooo:rsid="001da8ea"/>
    </style:style>
    <style:style style:name="T8" style:family="text">
      <style:text-properties officeooo:rsid="0021c8c1"/>
    </style:style>
    <style:style style:name="T9" style:family="text">
      <style:text-properties officeooo:rsid="0022443b"/>
    </style:style>
    <style:style style:name="T10" style:family="text">
      <style:text-properties officeooo:rsid="002433a5"/>
    </style:style>
    <style:style style:name="T11" style:family="text">
      <style:text-properties officeooo:rsid="0024d472"/>
    </style:style>
    <style:style style:name="T12" style:family="text">
      <style:text-properties style:text-line-through-style="solid" style:text-line-through-type="sing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Source_20_Text">***************</text:span><text:span text:style-name="Source_20_Text"><text:span text:style-name="T1">Draft***************</text:span></text:span></text:p>
      <text:p text:style-name="P3"><text:span text:style-name="Source_20_Text"><text:span text:style-name="T1">Rp2040 FreeRTOS</text:span></text:span></text:p>
      <text:p text:style-name="P5"><text:span text:style-name="Source_20_Text"><text:span text:style-name="T5">Using VSCode</text:span></text:span></text:p>
      <text:p text:style-name="P4"><text:span text:style-name="Source_20_Text"><text:span text:style-name="T4">This project p</text:span></text:span><text:span text:style-name="Source_20_Text"><text:span text:style-name="T11">r</text:span></text:span><text:span text:style-name="Source_20_Text"><text:span text:style-name="T4">ovides an example of generating a library for the pico</text:span></text:span></text:p>
      <text:p text:style-name="P3"><text:span text:style-name="Source_20_Text"><text:span text:style-name="T1">01/17/22</text:span></text:span></text:p>
      <text:p text:style-name="P3"><text:span text:style-name="Source_20_Text">***************</text:span><text:span text:style-name="Source_20_Text"><text:span text:style-name="T1">Draft***************</text:span></text:span></text:p>
      <text:p text:style-name="P1"><text:span text:style-name="Source_20_Text">https://learnembeddedsystems.co.uk/freertos-on-rp2040-boards-pi-pico-etc-using-vscode</text:span></text:p>
      <text:p text:style-name="P1"><text:span text:style-name="Source_20_Text">https://www.youtube.com/watch?v=jCZxStjzGA8</text:span></text:p>
      <text:p text:style-name="P1"><text:span text:style-name="Source_20_Text">git clone --recurse-submodules https://github.com/LearnEmbeddedSystems/rp2040-freertos-project</text:span></text:p>
      <text:p text:style-name="P2"><text:span text:style-name="Source_20_Text"><text:span text:style-name="T1">After forking the above project</text:span></text:span></text:p>
      <text:p text:style-name="P6"><text:span text:style-name="Source_20_Text"><text:span text:style-name="T12">git clone --recurse-submodules git clone --recurse-submodules </text:span></text:span><text:a xlink:type="simple" xlink:href="mailto:git@github.com" text:style-name="Internet_20_link" text:visited-style-name="Visited_20_Internet_20_Link"><text:span text:style-name="Source_20_Text"><text:span text:style-name="T12">git@github.com</text:span></text:span></text:a><text:span text:style-name="Source_20_Text"><text:span text:style-name="T12">:develone/rp2040-freertos-project.git </text:span></text:span></text:p>
      <text:p text:style-name="P6"><text:span text:style-name="Source_20_Text">git clone --recurse-submodules git@github.com:develone/rp2040-freertos-project.git</text:span></text:p>
      <text:p text:style-name="P8"><text:span text:style-name="Source_20_Text"><text:span text:style-name="T7">For this project the pico-sdk is required at same level as freertos</text:span></text:span></text:p>
      <text:p text:style-name="P6"><text:span text:style-name="Source_20_Text">git clone </text:span><text:a xlink:type="simple" xlink:href="https://github.com/raspberrypi/pico-sdk" text:style-name="Internet_20_link" text:visited-style-name="Visited_20_Internet_20_Link"><text:span text:style-name="Source_20_Text">https://github.com/raspberrypi/pico-sdk</text:span></text:a></text:p>
      <text:p text:style-name="P7"><text:span text:style-name="Source_20_Text"><text:span text:style-name="T6">cd pico-sdk</text:span></text:span></text:p>
      <text:p text:style-name="P7"><text:span text:style-name="Source_20_Text">git submodule update --init</text:span></text:p>
      <text:p text:style-name="P7">/home/devel/rp2040-freertos-project</text:p>
      <text:p text:style-name="P7">CMakeLists.txt <text:s/>doc <text:s/>freertos <text:s/>pico-sdk <text:s/>pico_sdk_import.cmake <text:s/>ProjectFiles</text:p>
      <text:p text:style-name="P9"><text:span text:style-name="Source_20_Text">mkdir build</text:span></text:p>
      <text:p text:style-name="P9"><text:span text:style-name="Source_20_Text">cd build/</text:span></text:p>
      <text:p text:style-name="P9"><text:span text:style-name="Source_20_Text"><text:s/>cmake ..</text:span></text:p>
      <text:p text:style-name="P9"><text:span text:style-name="Source_20_Text"><text:s/>cd freertos/</text:span></text:p>
      <text:p text:style-name="P9"><text:span text:style-name="Source_20_Text"><text:s/>make clean; make</text:span></text:p>
      <text:p text:style-name="P9"><text:span text:style-name="Source_20_Text">export PATH=~/local/openocd/bin:$PATH</text:span></text:p>
      <text:p text:style-name="P9"><text:span text:style-name="Source_20_Text">cd rp2040-freertos-project/build/ProjectFiles</text:span></text:p>
      <text:p text:style-name="P9"><text:span text:style-name="Source_20_Text">rp2040-freertos-project/build/ProjectFiles</text:span></text:p>
      <text:p text:style-name="P9"><text:soft-page-break/><text:span text:style-name="Source_20_Text">openocd -f interface/raspberrypi-swd.cfg -f target/rp2040.cfg -c "program ProjectFiles/blink.elf verify reset exit"</text:span></text:p>
      <text:p text:style-name="P9"><text:span text:style-name="Source_20_Text"/></text:p>
      <text:p text:style-name="P9"><text:span text:style-name="Source_20_Text"/></text:p>
      <text:p text:style-name="P11"><text:span text:style-name="Source_20_Text"><text:span text:style-name="T10">Appendix C Results devel@pi4-23:~/rp2040-freertos-project/build/ProjectFiles $ make clean; make</text:span></text:span></text:p>
      <text:p text:style-name="P10"><text:span text:style-name="Source_20_Text"><text:span text:style-name="T8">Appendix B Results of mak</text:span></text:span><text:span text:style-name="Source_20_Text"><text:span text:style-name="T9">e</text:span></text:span><text:span text:style-name="Source_20_Text"><text:span text:style-name="T8"> clean; make for freertos.</text:span></text:span></text:p>
      <text:p text:style-name="P9"><text:span text:style-name="Source_20_Text"><text:span text:style-name="T2">Appendix A Results of git clone --recurse-submodules </text:span></text:span><text:span text:style-name="Source_20_Text"><text:span text:style-name="T3">git@</text:span></text:span><text:a xlink:type="simple" xlink:href="https://github.com/develone/rp2040-freertos-project" text:style-name="Internet_20_link" text:visited-style-name="Visited_20_Internet_20_Link"><text:span text:style-name="Source_20_Text"><text:span text:style-name="T2">github.com/</text:span></text:span></text:a><text:a xlink:type="simple" xlink:href="https://github.com/develone/rp2040-freertos-project" text:style-name="Internet_20_link" text:visited-style-name="Visited_20_Internet_20_Link"><text:span text:style-name="Source_20_Text"><text:span text:style-name="T1">develone</text:span></text:span></text:a><text:a xlink:type="simple" xlink:href="https://github.com/develone/rp2040-freertos-project" text:style-name="Internet_20_link" text:visited-style-name="Visited_20_Internet_20_Link"><text:span text:style-name="Source_20_Text"><text:span text:style-name="T2">/rp2040-freertos-project</text:span></text:span></text:a></text:p>
      <text:p text:style-name="P2"><text:span text:style-name="Source_20_Text">Cloning into 'rp2040-freertos-project'...</text:span></text:p>
      <text:p text:style-name="P2"><text:span text:style-name="Source_20_Text">remote: Enumerating objects: 14, done.</text:span></text:p>
      <text:p text:style-name="P2"><text:span text:style-name="Source_20_Text">remote: Counting objects: 100% (14/14), done.</text:span></text:p>
      <text:p text:style-name="P2"><text:span text:style-name="Source_20_Text">remote: Compressing objects: 100% (12/12), done.</text:span></text:p>
      <text:p text:style-name="P2"><text:span text:style-name="Source_20_Text">remote: Total 14 (delta 2), reused 13 (delta 1), pack-reused 0</text:span></text:p>
      <text:p text:style-name="P2"><text:span text:style-name="Source_20_Text">Receiving objects: 100% (14/14), done.</text:span></text:p>
      <text:p text:style-name="P2"><text:span text:style-name="Source_20_Text">Resolving deltas: 100% (2/2), done.</text:span></text:p>
      <text:p text:style-name="P2"><text:span text:style-name="Source_20_Text">Submodule 'freertos/FreeRTOS-Kernel' (https://github.com/FreeRTOS/FreeRTOS-Kernel) registered for path 'freertos/FreeRTOS-Kernel'</text:span></text:p>
      <text:p text:style-name="P2"><text:span text:style-name="Source_20_Text">Cloning into '/home/devel/rp2040-freertos-project/freertos/FreeRTOS-Kernel'...</text:span></text:p>
      <text:p text:style-name="P2"><text:span text:style-name="Source_20_Text">remote: Enumerating objects: 160684, done. <text:s text:c="7"/></text:span></text:p>
      <text:p text:style-name="P2"><text:span text:style-name="Source_20_Text">remote: Counting objects: 100% (94/94), done. <text:s text:c="7"/></text:span></text:p>
      <text:p text:style-name="P2"><text:span text:style-name="Source_20_Text">remote: Compressing objects: 100% (73/73), done. <text:s text:c="7"/></text:span></text:p>
      <text:p text:style-name="P2"><text:span text:style-name="Source_20_Text">remote: Total 160684 (delta 41), reused 50 (delta 21), pack-reused 160590 <text:s text:c="7"/></text:span></text:p>
      <text:p text:style-name="P2"><text:span text:style-name="Source_20_Text">Receiving objects: 100% (160684/160684), 108.59 MiB | 9.38 MiB/s, done.</text:span></text:p>
      <text:p text:style-name="P2"><text:span text:style-name="Source_20_Text">Resolving deltas: 100% (115585/115585), done.</text:span></text:p>
      <text:p text:style-name="P2"><text:span text:style-name="Source_20_Text">Submodule path 'freertos/FreeRTOS-Kernel': checked out '990643ebe8c990dd3672a52079d274e7685df980'</text:span></text:p>
      <text:p text:style-name="P2"><text:span text:style-name="Source_20_Text">Submodule 'ThirdParty/FreeRTOS-Kernel-Community-Supported-Ports' (https://github.com/FreeRTOS/FreeRTOS-Kernel-Community-Supported-Ports) registered for path 'freertos/FreeRTOS-Kernel/portable/ThirdParty/Community-Supported-Ports'</text:span></text:p>
      <text:p text:style-name="P2"><text:span text:style-name="Source_20_Text">Submodule 'ThirdParty/FreeRTOS-Kernel-Partner-Supported-Ports' (https://github.com/FreeRTOS/FreeRTOS-Kernel-Partner-Supported-Ports) registered for path 'freertos/FreeRTOS-Kernel/portable/ThirdParty/Partner-Supported-Ports'</text:span></text:p>
      <text:p text:style-name="P2"><text:soft-page-break/><text:span text:style-name="Source_20_Text">Cloning into '/home/devel/rp2040-freertos-project/freertos/FreeRTOS-Kernel/portable/ThirdParty/Community-Supported-Ports'...</text:span></text:p>
      <text:p text:style-name="P2"><text:span text:style-name="Source_20_Text">remote: Enumerating objects: 46, done. <text:s text:c="7"/></text:span></text:p>
      <text:p text:style-name="P2"><text:span text:style-name="Source_20_Text">remote: Counting objects: 100% (46/46), done. <text:s text:c="7"/></text:span></text:p>
      <text:p text:style-name="P2"><text:span text:style-name="Source_20_Text">remote: Compressing objects: 100% (38/38), done. <text:s text:c="7"/></text:span></text:p>
      <text:p text:style-name="P2"><text:span text:style-name="Source_20_Text">remote: Total 46 (delta 7), reused 40 (delta 5), pack-reused 0 <text:s text:c="7"/></text:span></text:p>
      <text:p text:style-name="P2"><text:span text:style-name="Source_20_Text">Receiving objects: 100% (46/46), 34.18 KiB | 2.85 MiB/s, done.</text:span></text:p>
      <text:p text:style-name="P2"><text:span text:style-name="Source_20_Text">Resolving deltas: 100% (7/7), done.</text:span></text:p>
      <text:p text:style-name="P2"><text:span text:style-name="Source_20_Text">Cloning into '/home/devel/rp2040-freertos-project/freertos/FreeRTOS-Kernel/portable/ThirdParty/Partner-Supported-Ports'...</text:span></text:p>
      <text:p text:style-name="P2"><text:span text:style-name="Source_20_Text">remote: Enumerating objects: 36, done. <text:s text:c="7"/></text:span></text:p>
      <text:p text:style-name="P2"><text:span text:style-name="Source_20_Text">remote: Counting objects: 100% (36/36), done. <text:s text:c="7"/></text:span></text:p>
      <text:p text:style-name="P2"><text:span text:style-name="Source_20_Text">remote: Compressing objects: 100% (27/27), done. <text:s text:c="7"/></text:span></text:p>
      <text:p text:style-name="P2"><text:span text:style-name="Source_20_Text">remote: Total 36 (delta 13), reused 28 (delta 9), pack-reused 0 <text:s text:c="7"/></text:span></text:p>
      <text:p text:style-name="P2"><text:span text:style-name="Source_20_Text">Receiving objects: 100% (36/36), 17.62 KiB | 1.76 MiB/s, done.</text:span></text:p>
      <text:p text:style-name="P2"><text:span text:style-name="Source_20_Text">Resolving deltas: 100% (13/13), done.</text:span></text:p>
      <text:p text:style-name="P2"><text:span text:style-name="Source_20_Text">Submodule path 'freertos/FreeRTOS-Kernel/portable/ThirdParty/Community-Supported-Ports': checked out 'f0618d9e2f4c5b0a3e472a2673a090e8ef836258'</text:span></text:p>
      <text:p text:style-name="P2"><text:span text:style-name="Source_20_Text">Submodule path 'freertos/FreeRTOS-Kernel/portable/ThirdParty/Partner-Supported-Ports': checked out '3f9c99a682c5c796bb7eb89fd9c4385688fce27a'</text:span></text:p>
      <text:p text:style-name="P10"><text:span text:style-name="Source_20_Text"><text:span text:style-name="T8">Appendix B Results of maka clean; make for freertos.</text:span></text:span></text:p>
      <text:p text:style-name="P10"><text:span text:style-name="Source_20_Text">[ 11%] Building C object freertos/CMakeFiles/freertos.dir/FreeRTOS-Kernel/event_groups.c.obj</text:span></text:p>
      <text:p text:style-name="P10"><text:span text:style-name="Source_20_Text">[ 22%] Building C object freertos/CMakeFiles/freertos.dir/FreeRTOS-Kernel/list.c.obj</text:span></text:p>
      <text:p text:style-name="P10"><text:span text:style-name="Source_20_Text">[ 33%] Building C object freertos/CMakeFiles/freertos.dir/FreeRTOS-Kernel/queue.c.obj</text:span></text:p>
      <text:p text:style-name="P10"><text:span text:style-name="Source_20_Text">[ 44%] Building C object freertos/CMakeFiles/freertos.dir/FreeRTOS-Kernel/stream_buffer.c.obj</text:span></text:p>
      <text:p text:style-name="P10"><text:span text:style-name="Source_20_Text">[ 55%] Building C object freertos/CMakeFiles/freertos.dir/FreeRTOS-Kernel/tasks.c.obj</text:span></text:p>
      <text:p text:style-name="P10"><text:span text:style-name="Source_20_Text">[ 66%] Building C object freertos/CMakeFiles/freertos.dir/FreeRTOS-Kernel/timers.c.obj</text:span></text:p>
      <text:p text:style-name="P10"><text:soft-page-break/><text:span text:style-name="Source_20_Text">[ 77%] Building C object freertos/CMakeFiles/freertos.dir/FreeRTOS-Kernel/portable/MemMang/heap_3.c.obj</text:span></text:p>
      <text:p text:style-name="P10"><text:span text:style-name="Source_20_Text">[ 88%] Building C object freertos/CMakeFiles/freertos.dir/FreeRTOS-Kernel/portable/GCC/ARM_CM0/port.c.obj</text:span></text:p>
      <text:p text:style-name="P10"><text:span text:style-name="Source_20_Text">[100%] Linking C static library libfreertos.a</text:span></text:p>
      <text:p text:style-name="P10"><text:span text:style-name="Source_20_Text">[100%] Built target freertos</text:span></text:p>
      <text:p text:style-name="P11"><text:span text:style-name="Source_20_Text"><text:span text:style-name="T10">Appendix C Results devel@pi4-23:~/rp2040-freertos-project/build/ProjectFiles $ make clean; make</text:span></text:span></text:p>
      <text:p text:style-name="P11"><text:span text:style-name="Source_20_Text">Scanning dependencies of target ELF2UF2Build</text:span></text:p>
      <text:p text:style-name="P11"><text:span text:style-name="Source_20_Text">[ <text:s/>1%] Creating directories for 'ELF2UF2Build'</text:span></text:p>
      <text:p text:style-name="P11"><text:span text:style-name="Source_20_Text">[ <text:s/>2%] No download step for 'ELF2UF2Build'</text:span></text:p>
      <text:p text:style-name="P11"><text:span text:style-name="Source_20_Text">[ <text:s/>4%] No update step for 'ELF2UF2Build'</text:span></text:p>
      <text:p text:style-name="P11"><text:span text:style-name="Source_20_Text">[ <text:s/>5%] No patch step for 'ELF2UF2Build'</text:span></text:p>
      <text:p text:style-name="P11"><text:span text:style-name="Source_20_Text">[ <text:s/>7%] Performing configure step for 'ELF2UF2Build'</text:span></text:p>
      <text:p text:style-name="P11"><text:span text:style-name="Source_20_Text">-- The C compiler identification is GNU 10.2.1</text:span></text:p>
      <text:p text:style-name="P11"><text:span text:style-name="Source_20_Text">-- The CXX compiler identification is GNU 10.2.1</text:span></text:p>
      <text:p text:style-name="P11"><text:span text:style-name="Source_20_Text">-- Detecting C compiler ABI info</text:span></text:p>
      <text:p text:style-name="P11"><text:span text:style-name="Source_20_Text">-- Detecting C compiler ABI info - done</text:span></text:p>
      <text:p text:style-name="P11"><text:span text:style-name="Source_20_Text">-- Check for working C compiler: /usr/bin/cc - skipped</text:span></text:p>
      <text:p text:style-name="P11"><text:span text:style-name="Source_20_Text">-- Detecting C compile features</text:span></text:p>
      <text:p text:style-name="P11"><text:span text:style-name="Source_20_Text">-- Detecting C compile features - done</text:span></text:p>
      <text:p text:style-name="P11"><text:span text:style-name="Source_20_Text">-- Detecting CXX compiler ABI info</text:span></text:p>
      <text:p text:style-name="P11"><text:span text:style-name="Source_20_Text">-- Detecting CXX compiler ABI info - done</text:span></text:p>
      <text:p text:style-name="P11"><text:span text:style-name="Source_20_Text">-- Check for working CXX compiler: /usr/bin/c++ - skipped</text:span></text:p>
      <text:p text:style-name="P11"><text:span text:style-name="Source_20_Text">-- Detecting CXX compile features</text:span></text:p>
      <text:p text:style-name="P11"><text:span text:style-name="Source_20_Text">-- Detecting CXX compile features - done</text:span></text:p>
      <text:p text:style-name="P11"><text:span text:style-name="Source_20_Text">-- Configuring done</text:span></text:p>
      <text:p text:style-name="P11"><text:span text:style-name="Source_20_Text">-- Generating done</text:span></text:p>
      <text:p text:style-name="P11"><text:span text:style-name="Source_20_Text">-- Build files have been written to: /home/devel/rp2040-freertos-project/build/elf2uf2</text:span></text:p>
      <text:p text:style-name="P11"><text:span text:style-name="Source_20_Text">[ <text:s/>8%] Performing build step for 'ELF2UF2Build'</text:span></text:p>
      <text:p text:style-name="P11"><text:soft-page-break/><text:span text:style-name="Source_20_Text">Scanning dependencies of target elf2uf2</text:span></text:p>
      <text:p text:style-name="P11"><text:span text:style-name="Source_20_Text">[ 50%] Building CXX object CMakeFiles/elf2uf2.dir/main.cpp.o</text:span></text:p>
      <text:p text:style-name="P11"><text:span text:style-name="Source_20_Text">[100%] Linking CXX executable elf2uf2</text:span></text:p>
      <text:p text:style-name="P11"><text:span text:style-name="Source_20_Text">[100%] Built target elf2uf2</text:span></text:p>
      <text:p text:style-name="P11"><text:span text:style-name="Source_20_Text">[ 10%] No install step for 'ELF2UF2Build'</text:span></text:p>
      <text:p text:style-name="P11"><text:span text:style-name="Source_20_Text">[ 11%] Completed 'ELF2UF2Build'</text:span></text:p>
      <text:p text:style-name="P11"><text:span text:style-name="Source_20_Text">[ 11%] Built target ELF2UF2Build</text:span></text:p>
      <text:p text:style-name="P11"><text:span text:style-name="Source_20_Text">Scanning dependencies of target bs2_default</text:span></text:p>
      <text:p text:style-name="P11"><text:span text:style-name="Source_20_Text">[ 13%] Building ASM object pico-sdk/src/rp2_common/boot_stage2/CMakeFiles/bs2_default.dir/compile_time_choice.S.obj</text:span></text:p>
      <text:p text:style-name="P11"><text:span text:style-name="Source_20_Text">[ 14%] Linking ASM executable bs2_default.elf</text:span></text:p>
      <text:p text:style-name="P11"><text:span text:style-name="Source_20_Text">[ 14%] Built target bs2_default</text:span></text:p>
      <text:p text:style-name="P11"><text:span text:style-name="Source_20_Text">Scanning dependencies of target bs2_default_padded_checksummed_asm</text:span></text:p>
      <text:p text:style-name="P11"><text:span text:style-name="Source_20_Text">[ 16%] Generating bs2_default.bin</text:span></text:p>
      <text:p text:style-name="P11"><text:span text:style-name="Source_20_Text">[ 17%] Generating bs2_default_padded_checksummed.S</text:span></text:p>
      <text:p text:style-name="P11"><text:span text:style-name="Source_20_Text">[ 17%] Built target bs2_default_padded_checksummed_asm</text:span></text:p>
      <text:p text:style-name="P11"><text:span text:style-name="Source_20_Text">[ 30%] Built target freertos</text:span></text:p>
      <text:p text:style-name="P11"><text:span text:style-name="Source_20_Text">Scanning dependencies of target blink</text:span></text:p>
      <text:p text:style-name="P11"><text:span text:style-name="Source_20_Text">[ 32%] Building C object ProjectFiles/CMakeFiles/blink.dir/main.c.obj</text:span></text:p>
      <text:p text:style-name="P11"><text:span text:style-name="Source_20_Text">[ 33%] Building C object ProjectFiles/CMakeFiles/blink.dir/opt/pico-sdk/src/rp2_common/pico_stdlib/stdlib.c.obj</text:span></text:p>
      <text:p text:style-name="P11"><text:span text:style-name="Source_20_Text">[ 35%] Building C object ProjectFiles/CMakeFiles/blink.dir/opt/pico-sdk/src/rp2_common/hardware_gpio/gpio.c.obj</text:span></text:p>
      <text:p text:style-name="P11"><text:span text:style-name="Source_20_Text">[ 36%] Building C object ProjectFiles/CMakeFiles/blink.dir/opt/pico-sdk/src/rp2_common/hardware_claim/claim.c.obj</text:span></text:p>
      <text:p text:style-name="P11"><text:span text:style-name="Source_20_Text">[ 38%] Building C object ProjectFiles/CMakeFiles/blink.dir/opt/pico-sdk/src/rp2_common/pico_platform/platform.c.obj</text:span></text:p>
      <text:p text:style-name="P11"><text:span text:style-name="Source_20_Text">[ 39%] Building C object ProjectFiles/CMakeFiles/blink.dir/opt/pico-sdk/src/rp2_common/hardware_sync/sync.c.obj</text:span></text:p>
      <text:p text:style-name="P11"><text:soft-page-break/><text:span text:style-name="Source_20_Text">[ 41%] Building C object ProjectFiles/CMakeFiles/blink.dir/opt/pico-sdk/src/rp2_common/hardware_uart/uart.c.obj</text:span></text:p>
      <text:p text:style-name="P11"><text:span text:style-name="Source_20_Text">[ 42%] Building ASM object ProjectFiles/CMakeFiles/blink.dir/opt/pico-sdk/src/rp2_common/hardware_divider/divider.S.obj</text:span></text:p>
      <text:p text:style-name="P11"><text:span text:style-name="Source_20_Text">[ 44%] Building C object ProjectFiles/CMakeFiles/blink.dir/opt/pico-sdk/src/common/pico_time/time.c.obj</text:span></text:p>
      <text:p text:style-name="P11"><text:span text:style-name="Source_20_Text">[ 45%] Building C object ProjectFiles/CMakeFiles/blink.dir/opt/pico-sdk/src/common/pico_time/timeout_helper.c.obj</text:span></text:p>
      <text:p text:style-name="P11"><text:span text:style-name="Source_20_Text">[ 47%] Building C object ProjectFiles/CMakeFiles/blink.dir/opt/pico-sdk/src/rp2_common/hardware_timer/timer.c.obj</text:span></text:p>
      <text:p text:style-name="P11"><text:span text:style-name="Source_20_Text">[ 48%] Building C object ProjectFiles/CMakeFiles/blink.dir/opt/pico-sdk/src/common/pico_sync/sem.c.obj</text:span></text:p>
      <text:p text:style-name="P11"><text:span text:style-name="Source_20_Text">[ 50%] Building C object ProjectFiles/CMakeFiles/blink.dir/opt/pico-sdk/src/common/pico_sync/lock_core.c.obj</text:span></text:p>
      <text:p text:style-name="P11"><text:span text:style-name="Source_20_Text">[ 51%] Building C object ProjectFiles/CMakeFiles/blink.dir/opt/pico-sdk/src/common/pico_sync/mutex.c.obj</text:span></text:p>
      <text:p text:style-name="P11"><text:span text:style-name="Source_20_Text">[ 52%] Building C object ProjectFiles/CMakeFiles/blink.dir/opt/pico-sdk/src/common/pico_sync/critical_section.c.obj</text:span></text:p>
      <text:p text:style-name="P11"><text:span text:style-name="Source_20_Text">[ 54%] Building C object ProjectFiles/CMakeFiles/blink.dir/opt/pico-sdk/src/common/pico_util/datetime.c.obj</text:span></text:p>
      <text:p text:style-name="P11"><text:span text:style-name="Source_20_Text">[ 55%] Building C object ProjectFiles/CMakeFiles/blink.dir/opt/pico-sdk/src/common/pico_util/pheap.c.obj</text:span></text:p>
      <text:p text:style-name="P11"><text:span text:style-name="Source_20_Text">[ 57%] Building C object ProjectFiles/CMakeFiles/blink.dir/opt/pico-sdk/src/common/pico_util/queue.c.obj</text:span></text:p>
      <text:p text:style-name="P11"><text:span text:style-name="Source_20_Text">[ 58%] Building C object ProjectFiles/CMakeFiles/blink.dir/opt/pico-sdk/src/rp2_common/pico_runtime/runtime.c.obj</text:span></text:p>
      <text:p text:style-name="P11"><text:span text:style-name="Source_20_Text">[ 60%] Building C object ProjectFiles/CMakeFiles/blink.dir/opt/pico-sdk/src/rp2_common/hardware_clocks/clocks.c.obj</text:span></text:p>
      <text:p text:style-name="P11"><text:span text:style-name="Source_20_Text">[ 61%] Building C object ProjectFiles/CMakeFiles/blink.dir/opt/pico-sdk/src/rp2_common/hardware_irq/irq.c.obj</text:span></text:p>
      <text:p text:style-name="P11"><text:span text:style-name="Source_20_Text">[ 63%] Building ASM object ProjectFiles/CMakeFiles/blink.dir/opt/pico-sdk/src/rp2_common/hardware_irq/irq_handler_chain.S.obj</text:span></text:p>
      <text:p text:style-name="P11"><text:soft-page-break/><text:span text:style-name="Source_20_Text">[ 64%] Building C object ProjectFiles/CMakeFiles/blink.dir/opt/pico-sdk/src/rp2_common/hardware_pll/pll.c.obj</text:span></text:p>
      <text:p text:style-name="P11"><text:span text:style-name="Source_20_Text">[ 66%] Building C object ProjectFiles/CMakeFiles/blink.dir/opt/pico-sdk/src/rp2_common/hardware_vreg/vreg.c.obj</text:span></text:p>
      <text:p text:style-name="P11"><text:span text:style-name="Source_20_Text">[ 67%] Building C object ProjectFiles/CMakeFiles/blink.dir/opt/pico-sdk/src/rp2_common/hardware_watchdog/watchdog.c.obj</text:span></text:p>
      <text:p text:style-name="P11"><text:span text:style-name="Source_20_Text">[ 69%] Building C object ProjectFiles/CMakeFiles/blink.dir/opt/pico-sdk/src/rp2_common/hardware_xosc/xosc.c.obj</text:span></text:p>
      <text:p text:style-name="P11"><text:span text:style-name="Source_20_Text">[ 70%] Building C object ProjectFiles/CMakeFiles/blink.dir/opt/pico-sdk/src/rp2_common/pico_printf/printf.c.obj</text:span></text:p>
      <text:p text:style-name="P11"><text:span text:style-name="Source_20_Text">[ 72%] Building ASM object ProjectFiles/CMakeFiles/blink.dir/opt/pico-sdk/src/rp2_common/pico_bit_ops/bit_ops_aeabi.S.obj</text:span></text:p>
      <text:p text:style-name="P11"><text:span text:style-name="Source_20_Text">[ 73%] Building C object ProjectFiles/CMakeFiles/blink.dir/opt/pico-sdk/src/rp2_common/pico_bootrom/bootrom.c.obj</text:span></text:p>
      <text:p text:style-name="P11"><text:span text:style-name="Source_20_Text">[ 75%] Building ASM object ProjectFiles/CMakeFiles/blink.dir/opt/pico-sdk/src/rp2_common/pico_divider/divider.S.obj</text:span></text:p>
      <text:p text:style-name="P11"><text:span text:style-name="Source_20_Text">[ 76%] Building ASM object ProjectFiles/CMakeFiles/blink.dir/opt/pico-sdk/src/rp2_common/pico_double/double_aeabi.S.obj</text:span></text:p>
      <text:p text:style-name="P11"><text:span text:style-name="Source_20_Text">[ 77%] Building C object ProjectFiles/CMakeFiles/blink.dir/opt/pico-sdk/src/rp2_common/pico_double/double_init_rom.c.obj</text:span></text:p>
      <text:p text:style-name="P11"><text:span text:style-name="Source_20_Text">[ 79%] Building C object ProjectFiles/CMakeFiles/blink.dir/opt/pico-sdk/src/rp2_common/pico_double/double_math.c.obj</text:span></text:p>
      <text:p text:style-name="P11"><text:span text:style-name="Source_20_Text">[ 80%] Building ASM object ProjectFiles/CMakeFiles/blink.dir/opt/pico-sdk/src/rp2_common/pico_double/double_v1_rom_shim.S.obj</text:span></text:p>
      <text:p text:style-name="P11"><text:span text:style-name="Source_20_Text">[ 82%] Building ASM object ProjectFiles/CMakeFiles/blink.dir/opt/pico-sdk/src/rp2_common/pico_int64_ops/pico_int64_ops_aeabi.S.obj</text:span></text:p>
      <text:p text:style-name="P11"><text:span text:style-name="Source_20_Text">[ 83%] Building ASM object ProjectFiles/CMakeFiles/blink.dir/opt/pico-sdk/src/rp2_common/pico_float/float_aeabi.S.obj</text:span></text:p>
      <text:p text:style-name="P11"><text:span text:style-name="Source_20_Text">[ 85%] Building C object ProjectFiles/CMakeFiles/blink.dir/opt/pico-sdk/src/rp2_common/pico_float/float_init_rom.c.obj</text:span></text:p>
      <text:p text:style-name="P11"><text:soft-page-break/><text:span text:style-name="Source_20_Text">[ 86%] Building C object ProjectFiles/CMakeFiles/blink.dir/opt/pico-sdk/src/rp2_common/pico_float/float_math.c.obj</text:span></text:p>
      <text:p text:style-name="P11"><text:span text:style-name="Source_20_Text">[ 88%] Building ASM object ProjectFiles/CMakeFiles/blink.dir/opt/pico-sdk/src/rp2_common/pico_float/float_v1_rom_shim.S.obj</text:span></text:p>
      <text:p text:style-name="P11"><text:span text:style-name="Source_20_Text">[ 89%] Building C object ProjectFiles/CMakeFiles/blink.dir/opt/pico-sdk/src/rp2_common/pico_malloc/pico_malloc.c.obj</text:span></text:p>
      <text:p text:style-name="P11"><text:span text:style-name="Source_20_Text">[ 91%] Building ASM object ProjectFiles/CMakeFiles/blink.dir/opt/pico-sdk/src/rp2_common/pico_mem_ops/mem_ops_aeabi.S.obj</text:span></text:p>
      <text:p text:style-name="P11"><text:span text:style-name="Source_20_Text">[ 92%] Building ASM object ProjectFiles/CMakeFiles/blink.dir/opt/pico-sdk/src/rp2_common/pico_standard_link/crt0.S.obj</text:span></text:p>
      <text:p text:style-name="P11"><text:span text:style-name="Source_20_Text">[ 94%] Building CXX object ProjectFiles/CMakeFiles/blink.dir/opt/pico-sdk/src/rp2_common/pico_standard_link/new_delete.cpp.obj</text:span></text:p>
      <text:p text:style-name="P11"><text:span text:style-name="Source_20_Text">[ 95%] Building C object ProjectFiles/CMakeFiles/blink.dir/opt/pico-sdk/src/rp2_common/pico_standard_link/binary_info.c.obj</text:span></text:p>
      <text:p text:style-name="P11"><text:span text:style-name="Source_20_Text">[ 97%] Building C object ProjectFiles/CMakeFiles/blink.dir/opt/pico-sdk/src/rp2_common/pico_stdio/stdio.c.obj</text:span></text:p>
      <text:p text:style-name="P11"><text:span text:style-name="Source_20_Text">[ 98%] Building C object ProjectFiles/CMakeFiles/blink.dir/opt/pico-sdk/src/rp2_common/pico_stdio_uart/stdio_uart.c.obj</text:span></text:p>
      <text:p text:style-name="P11"><text:span text:style-name="Source_20_Text">[100%] Linking CXX executable blink.elf</text:span></text:p>
      <text:p text:style-name="P11"><text:span text:style-name="Source_20_Text">[100%] Built target blink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7T08:47:12.148493037</meta:creation-date>
    <dc:date>2022-01-17T10:51:27.679829857</dc:date>
    <meta:editing-duration>PT1H26M59S</meta:editing-duration>
    <meta:editing-cycles>14</meta:editing-cycles>
    <meta:generator>LibreOffice/7.0.4.2$Linux_ARM_EABI LibreOffice_project/00$Build-2</meta:generator>
    <meta:document-statistic meta:table-count="0" meta:image-count="0" meta:object-count="0" meta:page-count="8" meta:paragraph-count="163" meta:word-count="937" meta:character-count="11959" meta:non-whitespace-character-count="11080"/>
  </office:meta>
</office:document-meta>
</file>